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0fb2" officeooo:paragraph-rsid="00120fb2"/>
    </style:style>
    <style:style style:name="P2" style:family="paragraph" style:parent-style-name="Standard">
      <style:paragraph-properties style:writing-mode="lr-tb"/>
      <style:text-properties officeooo:rsid="00120fb2" officeooo:paragraph-rsid="0012df2e"/>
    </style:style>
    <style:style style:name="P3" style:family="paragraph" style:parent-style-name="Standard">
      <style:paragraph-properties style:writing-mode="lr-tb"/>
      <style:text-properties officeooo:rsid="0012df2e" officeooo:paragraph-rsid="0012df2e"/>
    </style:style>
    <style:style style:name="P4" style:family="paragraph" style:parent-style-name="Standard">
      <style:text-properties officeooo:rsid="0012df2e"/>
    </style:style>
    <style:style style:name="P5" style:family="paragraph" style:parent-style-name="Standard">
      <style:paragraph-properties style:writing-mode="lr-tb"/>
      <style:text-properties officeooo:rsid="0012df2e" officeooo:paragraph-rsid="0013dc49"/>
    </style:style>
    <style:style style:name="T1" style:family="text">
      <style:text-properties officeooo:rsid="0012df2e"/>
    </style:style>
    <style:style style:name="T2" style:family="text">
      <style:text-properties officeooo:rsid="0013dc49"/>
    </style:style>
    <style:style style:name="T3" style:family="text">
      <style:text-properties officeooo:rsid="001501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utomated Segmentation Exercises with PATKIT</text:p>
      <text:p text:style-name="P4"/>
      <text:p text:style-name="P3">One of the major hurdles in phonetics is that we need to segment a lot of data. This is true even with forced alignment and AI tools as they need good training data in order to be reliable. With the limited time any of us can spend <text:span text:style-name="T2">on</text:span> segmentation, it would be helpful <text:span text:style-name="T2">to </text:span>expand the pool of experts. <text:span text:style-name="T2">Unfortunately, it takes time to train a good segmenter </text:span>and <text:span text:style-name="T2">the teaching takes considerable effort on the part of the teacher.</text:span> This is a <text:span text:style-name="T3">problem</text:span> <text:span text:style-name="T2">that</text:span> I’m attempting to address <text:span text:style-name="T2">with some new tools</text:span>.</text:p>
      <text:p text:style-name="Standard"/>
      <text:p text:style-name="P2">The Phonetic Analysis ToolKIT (PATKIT, <text:span text:style-name="T1">formerly SATKIT</text:span>) is a set of <text:span text:style-name="T3">free, open source </text:span>programs and tools for analysis of various kinds of <text:span text:style-name="T3">p</text:span>honetic data. <text:span text:style-name="T2">PATKIT is written in</text:span> Python for ease of programming and access. <text:s/>Python is a very approachable programming language even for non-programmers <text:span text:style-name="T3">and comes </text:span>with a truly huge selection of libraries.</text:p>
      <text:p text:style-name="P1"/>
      <text:p text:style-name="P5"><text:span text:style-name="T2">Besides analysis </text:span><text:span text:style-name="T3">automated analysis tools</text:span><text:span text:style-name="T2">, </text:span>PATKIT has an annotation interface. <text:span text:style-name="T2">B</text:span>y time of the talk, the annotation interface <text:span text:style-name="T2">will </text:span><text:span text:style-name="T3">copy</text:span><text:span text:style-name="T2"> </text:span>the <text:span text:style-name="T2">core</text:span> functionality of Praat’s TextGrid manipulation interface. <text:span text:style-name="T2">T</text:span>here will <text:span text:style-name="T2">also </text:span>be a n<text:span text:style-name="T3">ovel</text:span> exercise functionality in PATKIT. <text:span text:style-name="T2">Th</text:span><text:span text:style-name="T3">is</text:span><text:span text:style-name="T2"> will turn </text:span>any set of TextGrids and accompanying audio files into an automated, resettable segmentation exercise. When asked to, PATKIT will scramble the boundaries in a given Tier of the TextGrids and then let the user move the boundaries and check how well they did. And repeat the process as many times as they lik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6T13:25:26.994135392</meta:creation-date>
    <dc:date>2025-04-26T15:12:56.307038216</dc:date>
    <meta:editing-duration>PT38M54S</meta:editing-duration>
    <meta:editing-cycles>4</meta:editing-cycles>
    <meta:generator>LibreOffice/7.3.7.2$Linux_X86_64 LibreOffice_project/30$Build-2</meta:generator>
    <meta:document-statistic meta:table-count="0" meta:image-count="0" meta:object-count="0" meta:page-count="1" meta:paragraph-count="4" meta:word-count="247" meta:character-count="1470" meta:non-whitespace-character-count="1226"/>
  </office:meta>
</office:document-meta>
</file>